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office:font-face-decls>
  <office:automatic-styles>
    <style:style style:name="P1" style:parent-style-name="Heading1" style:master-page-name="MP0" style:family="paragraph">
      <style:paragraph-properties fo:break-before="page"/>
    </style:style>
    <style:style style:name="P2" style:parent-style-name="Textbody" style:family="paragraph">
      <style:text-properties fo:language="en" fo:country="US"/>
    </style:style>
    <style:style style:name="P3" style:parent-style-name="Textbody" style:family="paragraph">
      <style:text-properties fo:language="en" fo:country="US"/>
    </style:style>
    <style:style style:name="P4" style:parent-style-name="Textbody" style:family="paragraph">
      <style:text-properties fo:language="en" fo:country="US"/>
    </style:style>
    <style:style style:name="P5" style:parent-style-name="Textbody" style:family="paragraph">
      <style:text-properties fo:language="en" fo:country="US"/>
    </style:style>
    <style:style style:name="P6" style:parent-style-name="Textbody" style:family="paragraph">
      <style:text-properties fo:language="en" fo:country="US"/>
    </style:style>
    <style:style style:name="P7" style:parent-style-name="Textbody" style:family="paragraph">
      <style:text-properties fo:language="en" fo:country="US"/>
    </style:style>
    <style:style style:name="P8" style:parent-style-name="Textbody" style:family="paragraph">
      <style:text-properties fo:language="en" fo:country="US"/>
    </style:style>
    <style:style style:name="P9" style:parent-style-name="Textbody" style:family="paragraph">
      <style:text-properties fo:language="en" fo:country="US"/>
    </style:style>
    <style:style style:name="P10" style:parent-style-name="Textbody" style:family="paragraph">
      <style:text-properties fo:language="en" fo:country="US"/>
    </style:style>
    <style:style style:name="P11" style:parent-style-name="Textbody" style:family="paragraph">
      <style:text-properties fo:language="en" fo:country="US"/>
    </style:style>
    <style:style style:name="P12" style:parent-style-name="Textbody" style:family="paragraph">
      <style:text-properties fo:language="en" fo:country="US"/>
    </style:style>
    <style:style style:name="P13" style:parent-style-name="Textbody" style:family="paragraph">
      <style:text-properties fo:language="en" fo:country="US"/>
    </style:style>
    <style:style style:name="P14" style:parent-style-name="Textbody" style:family="paragraph">
      <style:text-properties fo:language="en" fo:country="US"/>
    </style:style>
    <style:style style:name="P15" style:parent-style-name="Textbody" style:family="paragraph">
      <style:text-properties fo:language="en" fo:country="US"/>
    </style:style>
    <style:style style:name="P16" style:parent-style-name="Textbody" style:family="paragraph">
      <style:text-properties fo:language="en" fo:country="US"/>
    </style:style>
    <style:style style:name="T17" style:parent-style-name="DefaultParagraphFont" style:family="text">
      <style:text-properties fo:language="en" fo:country="US"/>
    </style:style>
    <style:style style:name="T18" style:parent-style-name="DefaultParagraphFont" style:family="text">
      <style:text-properties fo:language="en" fo:country="US"/>
    </style:style>
    <style:style style:name="P19" style:parent-style-name="Textbody" style:family="paragraph">
      <style:text-properties fo:language="en" fo:country="US"/>
    </style:style>
    <style:style style:name="P20" style:parent-style-name="Textbody" style:family="paragraph">
      <style:text-properties fo:language="en" fo:country="US"/>
    </style:style>
    <style:style style:name="P21" style:parent-style-name="Textbody" style:family="paragraph">
      <style:text-properties fo:language="en" fo:country="US"/>
    </style:style>
    <style:style style:name="P22" style:parent-style-name="Textbody" style:family="paragraph">
      <style:text-properties fo:language="en" fo:country="US"/>
    </style:style>
    <style:style style:name="P23" style:parent-style-name="Textbody" style:family="paragraph">
      <style:text-properties fo:language="en" fo:country="US"/>
    </style:style>
    <style:style style:name="P24" style:parent-style-name="Textbody" style:family="paragraph">
      <style:text-properties fo:language="en" fo:country="US"/>
    </style:style>
    <style:style style:name="P25" style:parent-style-name="Textbody" style:family="paragraph">
      <style:text-properties fo:language="en" fo:country="US"/>
    </style:style>
    <style:style style:name="P26" style:parent-style-name="Textbody" style:family="paragraph">
      <style:text-properties fo:language="en" fo:country="US"/>
    </style:style>
    <style:style style:name="P27" style:parent-style-name="Textbody" style:family="paragraph">
      <style:text-properties fo:language="en" fo:country="US"/>
    </style:style>
    <style:style style:name="P28" style:parent-style-name="Textbody" style:family="paragraph">
      <style:text-properties fo:language="en" fo:country="US"/>
    </style:style>
    <style:style style:name="P29" style:parent-style-name="Textbody" style:family="paragraph">
      <style:text-properties fo:language="en" fo:country="US"/>
    </style:style>
    <style:style style:name="P30" style:parent-style-name="Textbody" style:family="paragraph">
      <style:text-properties fo:language="en" fo:country="US"/>
    </style:style>
    <style:style style:name="P31" style:parent-style-name="Textbody" style:family="paragraph">
      <style:text-properties fo:language="en" fo:country="US"/>
    </style:style>
    <style:style style:name="P32" style:parent-style-name="Textbody" style:family="paragraph">
      <style:text-properties fo:language="en" fo:country="US"/>
    </style:style>
    <style:style style:name="P33" style:parent-style-name="Textbody" style:family="paragraph">
      <style:text-properties fo:language="en" fo:country="US"/>
    </style:style>
    <style:style style:name="P34" style:parent-style-name="Textbody" style:family="paragraph">
      <style:text-properties fo:language="en" fo:country="US"/>
    </style:style>
    <style:style style:name="P35" style:parent-style-name="Textbody" style:family="paragraph">
      <style:text-properties fo:language="en" fo:country="US"/>
    </style:style>
    <style:style style:name="P36" style:parent-style-name="Textbody" style:family="paragraph">
      <style:text-properties fo:language="en" fo:country="US"/>
    </style:style>
    <style:style style:name="P37" style:parent-style-name="Textbody" style:family="paragraph">
      <style:text-properties fo:language="en" fo:country="US"/>
    </style:style>
    <style:style style:name="P38" style:parent-style-name="Textbody" style:family="paragraph">
      <style:text-properties fo:language="en" fo:country="US"/>
    </style:style>
    <style:style style:name="P39" style:parent-style-name="Textbody" style:family="paragraph">
      <style:text-properties fo:language="en" fo:country="US"/>
    </style:style>
    <style:style style:name="P40" style:parent-style-name="Textbody" style:family="paragraph">
      <style:text-properties fo:language="en" fo:country="US"/>
    </style:style>
    <style:style style:name="P41" style:parent-style-name="Textbody" style:family="paragraph">
      <style:text-properties fo:language="en" fo:country="US"/>
    </style:style>
    <style:style style:name="P42" style:parent-style-name="Textbody" style:family="paragraph">
      <style:text-properties fo:language="en" fo:country="US"/>
    </style:style>
    <style:style style:name="T43" style:parent-style-name="DefaultParagraphFont" style:family="text">
      <style:text-properties fo:language="en" fo:country="US"/>
    </style:style>
  </office:automatic-styles>
  <office:body>
    <office:text text:use-soft-page-breaks="true">
      <text:h text:style-name="P1" text:outline-level="1">Prompt:</text:h>
      <text:p text:style-name="Standard"/>
      <text:p text:style-name="Standard">Ich beschrieb chatgpt unser arduino IDE setup und die Sensoren die wir verwendeten und fragte ihn wie ich die acceleration und gyro Daten in eine Liste publishen könne, nachdem ich ihm mein Code zeigte und ein paar fehlversuchen gab er mir unseren verbesserten code zurück;</text:p>
      <text:h text:style-name="Heading1" text:outline-level="1"/>
      <text:h text:style-name="Heading1" text:outline-level="1">Answer:</text:h>
      <text:p text:style-name="P2">void loop() {</text:p>
      <text:p text:style-name="P3"><text:s text:c="2"/>// Get new sensor events with the readings</text:p>
      <text:p text:style-name="P4"><text:s text:c="2"/>sensors_event_t a, g, temp;</text:p>
      <text:p text:style-name="P5"><text:s text:c="2"/>mpu.getEvent(&amp;a, &amp;g, &amp;temp);</text:p>
      <text:p text:style-name="P6"/>
      <text:p text:style-name="P7"><text:s text:c="2"/>// Store sensor values in a list</text:p>
      <text:p text:style-name="P8"><text:s text:c="2"/>String sensorValues = String(a.acceleration.x) + "," +</text:p>
      <text:p text:style-name="P9"><text:s text:c="24"/>String(a.acceleration.y) + "," +</text:p>
      <text:p text:style-name="P10"><text:s text:c="24"/>String(a.acceleration.z) + "," +</text:p>
      <text:p text:style-name="P11"><text:s text:c="24"/>String(g.gyro.x) + "," +</text:p>
      <text:p text:style-name="P12"><text:s text:c="24"/>String(g.gyro.y) + "," +</text:p>
      <text:p text:style-name="P13"><text:s text:c="24"/>String(g.gyro.z);</text:p>
      <text:p text:style-name="P14"/>
      <text:p text:style-name="P15"><text:s text:c="2"/>// Publish the list of sensor values</text:p>
      <text:p text:style-name="P16"><text:s text:c="2"/>mqttClient.publish(mqttTopic, sensorValues.c_str());</text:p>
      <text:p text:style-name="Textbody"><text:span text:style-name="T17"><text:s text:c="2"/></text:span>blink();</text:p>
      <text:p text:style-name="Textbody"/>
      <text:p text:style-name="Textbody"><text:s text:c="2"/><text:span text:style-name="T18">// Print out the values to the console</text:span></text:p>
      <text:p text:style-name="P19"><text:s text:c="2"/>Serial.print("Acceleration X: ");</text:p>
      <text:p text:style-name="P20"><text:s text:c="2"/>Serial.print(a.acceleration.x);</text:p>
      <text:p text:style-name="P21"><text:s text:c="2"/>Serial.print(", Y: ");</text:p>
      <text:p text:style-name="P22"><text:s text:c="2"/>Serial.print(a.acceleration.y);</text:p>
      <text:p text:style-name="P23"><text:s text:c="2"/>Serial.print(", Z: ");</text:p>
      <text:p text:style-name="P24"><text:s text:c="2"/>Serial.print(a.acceleration.z);</text:p>
      <text:p text:style-name="P25"><text:s text:c="2"/>Serial.println(" m/s^2");</text:p>
      <text:p text:style-name="P26"/>
      <text:p text:style-name="P27"><text:s text:c="2"/>Serial.print("Rotation X: ");</text:p>
      <text:p text:style-name="P28"><text:s text:c="2"/>Serial.print(g.gyro.x);</text:p>
      <text:p text:style-name="P29"><text:s text:c="2"/>Serial.print(", Y: ");</text:p>
      <text:p text:style-name="P30"><text:s text:c="2"/>Serial.print(g.gyro.y);</text:p>
      <text:p text:style-name="P31"><text:s text:c="2"/>Serial.print(", Z: ");</text:p>
      <text:p text:style-name="P32"><text:s text:c="2"/>Serial.print(g.gyro.z);</text:p>
      <text:p text:style-name="P33"><text:s text:c="2"/>Serial.println(" rad/s");</text:p>
      <text:p text:style-name="P34"/>
      <text:p text:style-name="P35"><text:s text:c="2"/>Serial.print("Temperature: ");</text:p>
      <text:p text:style-name="P36"><text:s text:c="2"/>Serial.print(temp.temperature);</text:p>
      <text:p text:style-name="P37"><text:s text:c="2"/>Serial.println(" degC");</text:p>
      <text:p text:style-name="P38"/>
      <text:p text:style-name="P39"><text:s text:c="2"/>Serial.println("");</text:p>
      <text:p text:style-name="P40"><text:s text:c="2"/>delay(500);</text:p>
      <text:p text:style-name="P41"/>
      <text:p text:style-name="P42"><text:s text:c="2"/>// Process MQTT messages</text:p>
      <text:p text:style-name="Textbody"><text:span text:style-name="T43"><text:s text:c="2"/></text:span>mqttClient.loop();</text:p>
      <text:p text:style-name="Textbody">}</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font-weight="bold" style:font-weight-asian="bold" fo:color="#000000" fo:font-size="16pt" style:font-size-asian="16pt" style:font-size-complex="14.5pt" style:text-underline-type="single" style:text-underline-style="solid" style:text-underline-width="auto" style:text-underline-mode="continuous"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Header" style:display-name="Header" style:family="paragraph" style:parent-style-name="Normal">
      <style:paragraph-properties>
        <style:tab-stops>
          <style:tab-stop style:type="center" style:position="3.2659in"/>
          <style:tab-stop style:type="right" style:position="6.5319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3.2659in"/>
          <style:tab-stop style:type="right" style:position="6.5319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style:style style:name="Heading1Char" style:display-name="Heading 1 Char" style:family="text" style:parent-style-name="DefaultParagraphFont">
      <style:text-properties style:font-name="Calibri Light" style:font-name-asian="Times New Roman" style:font-name-complex="Mangal" fo:font-weight="bold" style:font-weight-asian="bold" fo:color="#000000" fo:font-size="16pt" style:font-size-asian="16pt" style:font-size-complex="14.5pt"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Carl Küschall</dc:creator>
    <meta:creation-date>2023-06-08T16:07:00Z</meta:creation-date>
    <dc:date>2023-06-09T17:12:00Z</dc:date>
    <meta:template xlink:href="Normal.dotm" xlink:type="simple"/>
    <meta:editing-cycles>4</meta:editing-cycles>
    <meta:editing-duration>PT8940S</meta:editing-duration>
    <meta:document-statistic meta:page-count="2" meta:paragraph-count="2" meta:word-count="223" meta:character-count="1495" meta:row-count="10" meta:non-whitespace-character-count="1274"/>
  </office:meta>
</office:document-meta>
</file>